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A0000485900003329090C678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adea" svg:font-family="Caladea" style:font-family-generic="roman" style:font-pitch="variable"/>
    <style:font-face style:name="Enchanted Land" svg:font-family="'Enchanted Land'" style:font-family-generic="roman" style:font-pitch="variable"/>
    <style:font-face style:name="Gabriola" svg:font-family="Gabri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Enchanted Land" fo:font-size="18pt" fo:language="fr" fo:country="FR" style:text-underline-style="none" fo:font-weight="normal" style:font-size-asian="18pt" style:font-weight-asian="normal"/>
    </style:style>
    <style:style style:name="T1" style:family="text">
      <style:text-properties style:font-name="Enchanted Land" fo:font-size="20pt" fo:language="fr" fo:country="FR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style:font-name="Enchanted Land" fo:font-size="18pt" fo:language="fr" fo:country="FR" style:font-size-asian="18pt"/>
    </style:style>
    <style:style style:name="T3" style:family="text">
      <style:text-properties style:font-name="Enchanted Land" fo:font-size="18pt" fo:language="fr" fo:country="FR" style:text-underline-style="none" fo:font-weight="bold" style:font-size-asian="18pt" style:font-weight-asian="bold"/>
    </style:style>
    <style:style style:name="T4" style:family="text">
      <style:text-properties style:font-name="Enchanted Land" fo:font-size="16pt" fo:language="fr" fo:country="FR" style:text-underline-style="solid" style:text-underline-width="auto" style:text-underline-color="font-color" fo:font-weight="bold" style:font-size-asian="16pt" style:font-weight-asian="bold"/>
    </style:style>
    <style:style style:name="T5" style:family="text">
      <style:text-properties style:font-name="Enchanted Land" fo:font-size="16pt" fo:language="fr" fo:country="FR" fo:font-style="italic" style:text-underline-style="none" fo:font-weight="normal" style:font-size-asian="16pt" style:font-style-asian="italic" style:font-weight-asian="normal"/>
    </style:style>
    <style:style style:name="T6" style:family="text">
      <style:text-properties style:font-name="Enchanted Land" fo:font-size="16pt" fo:language="fr" fo:country="FR" fo:font-style="italic" style:text-underline-style="none" fo:font-weight="normal" officeooo:rsid="000b6788" style:font-size-asian="16pt" style:font-style-asian="italic" style:font-weight-asian="normal"/>
    </style:style>
    <style:style style:name="T7" style:family="text">
      <style:text-properties fo:language="fr" fo:country="FR"/>
    </style:style>
    <style:style style:name="T8" style:family="text">
      <style:text-properties style:font-name="Caladea" fo:font-size="16pt" fo:language="fr" fo:country="FR" style:text-underline-style="none" fo:font-weight="normal" style:font-size-asian="16pt" style:font-weight-asian="normal"/>
    </style:style>
    <style:style style:name="T9" style:family="text">
      <style:text-properties style:font-name="Caladea" fo:font-size="16pt" fo:language="fr" fo:country="FR" style:text-underline-style="none" fo:font-weight="bold" style:font-size-asian="16pt" style:font-weight-asian="bold"/>
    </style:style>
    <style:style style:name="T10" style:family="text">
      <style:text-properties style:font-name="Caladea" fo:font-size="18pt" fo:language="fr" fo:country="FR" style:text-underline-style="none" fo:font-weight="bold" style:font-size-asian="18pt" style:font-weight-asian="bold"/>
    </style:style>
    <style:style style:name="T11" style:family="text">
      <style:text-properties style:font-name="Gabriola" fo:font-size="14pt" fo:language="fr" fo:country="FR" style:font-size-asian="14pt"/>
    </style:style>
    <style:style style:name="T12" style:family="text">
      <style:text-properties style:font-name="Gabriola" fo:font-size="14pt" fo:language="fr" fo:country="FR" fo:font-weight="bold" style:font-size-asian="14pt" style:font-weight-asian="bold"/>
    </style:style>
    <style:style style:name="T13" style:family="text">
      <style:text-properties style:font-name="Gabriola" fo:font-size="14pt" fo:language="fr" fo:country="FR" fo:font-weight="normal" style:font-size-asian="14pt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"Bienvenue dans un endrois sombre o</text:span><text:span text:style-name="T2">ù plane un son de " Tic tac ", une odeur de charbon, <text:s/>d'huile chaude et autres senteurs indescriptibles, <text:s/>typiques d'un laboratoire...</text:span></text:p>
      <text:p text:style-name="P1"><text:span text:style-name="T2">Vous êtes bien arrivés à l'Atelier des Flammes Noires!</text:span></text:p>
      <text:p text:style-name="P1"><text:span text:style-name="T2">Élégance, folie et mécaniques bizarres vous accueillent pour vous faire voyager: </text:span></text:p>
      <text:p text:style-name="P1"><text:span text:style-name="T2">Ici, l’illogique devient logique, l’irréel devient réel, ce qui est fou … le reste ?"</text:span><text:line-break/><draw:frame draw:style-name="fr1" draw:name="Image1" text:anchor-type="as-char" svg:width="11.139cm" svg:height="7.567cm" draw:z-index="0"><draw:image xlink:href="Pictures/2000000A0000485900003329090C678F.wmf" xlink:type="simple" xlink:show="embed" xlink:actuate="onLoad"/></draw:frame><text:line-break/></text:p>
      <text:p text:style-name="P1"><text:span text:style-name="T11">"Bienvenue dans mon humble échoppe : Ici je réalise toutes sortes de pièces de costumes, <text:s/>armures et accessoires notamment en </text:span><text:span text:style-name="T12">Travail du cuir</text:span><text:span text:style-name="T13">. Chaque pièce est </text:span><text:span text:style-name="T12">unique</text:span><text:span text:style-name="T13"> et entièrement réalisée à la main. Une grande partie de mon art repose sur le </text:span><text:span text:style-name="T12">recyclage</text:span><text:span text:style-name="T13">: La récupération et la transformation de la matière et des objets. Mes inspirations sont nombreuses: Fantaisie/ Médiéval/ Viking/ Grandeur Nature/ Pirate/ Post Apo/ Série/ Jeux vidéo etc. mais le </text:span><text:span text:style-name="T12">Steampunk</text:span><text:span text:style-name="T13"> reste l'univers dans lequel je me suis le plus illustré."</text:span><text:line-break/><text:span text:style-name="T4">Pr. Blackflames</text:span><text:line-break/><text:span text:style-name="T5">"L'imagination est une porte </text:span><text:span text:style-name="T6">qui s'ouvre s</text:span><text:span text:style-name="T5">ur l'infinie, plutôt que regarder par le trou de la serrure, défoncez la."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adea" svg:font-family="Caladea" style:font-family-generic="roman" style:font-pitch="variable"/>
    <style:font-face style:name="Enchanted Land" svg:font-family="'Enchanted Land'" style:font-family-generic="roman" style:font-pitch="variable"/>
    <style:font-face style:name="Gabriola" svg:font-family="Gabriol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6S</meta:editing-duration>
    <meta:editing-cycles>3</meta:editing-cycles>
    <meta:generator>LibreOffice/4.4.6.3$Windows_x86 LibreOffice_project/e8938fd3328e95dcf59dd64e7facd2c7d67c704d</meta:generator>
    <dc:date>2018-07-31T22:23:16.142000000</dc:date>
    <meta:document-statistic meta:table-count="0" meta:image-count="1" meta:object-count="0" meta:page-count="1" meta:paragraph-count="5" meta:word-count="166" meta:character-count="1042" meta:non-whitespace-character-count="875"/>
    <meta:user-defined meta:name="Info 1"/>
    <meta:user-defined meta:name="Info 2"/>
    <meta:user-defined meta:name="Info 3"/>
    <meta:user-defined meta:name="Info 4"/>
  </office:meta>
</office:document-meta>
</file>